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8000" fo:border-left="none" fo:border-right="none" fo:border-top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74pt solid #008000" fo:border-left="1.5pt solid #008000" fo:border-right="none" fo:border-top="1.5pt solid #008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74pt solid #008000" fo:border-left="1.5pt solid #008000" fo:border-right="none" fo:border-top="0.74pt solid #008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1.5pt solid #008000" fo:border-left="1.5pt solid #008000" fo:border-right="none" fo:border-top="0.74pt solid #008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5pt solid #008000" fo:border-left="1.5pt solid #008000" fo:border-right="none" fo:border-top="1.5pt solid #008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solid #008000" style:text-align-source="fix" style:repeat-content="false" fo:border-left="1.5pt solid #008000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8000" style:text-align-source="fix" style:repeat-content="false" fo:border-left="1.5pt solid #008000" fo:border-right="none" fo:border-top="0.74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1.5pt solid #008000" style:text-align-source="fix" style:repeat-content="false" fo:border-left="1.5pt solid #008000" fo:border-right="none" fo:border-top="0.74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1.5pt solid #008000" style:text-align-source="fix" style:repeat-content="false" fo:border-left="0.74pt solid #008000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8000" fo:border-left="0.74pt solid #008000" fo:border-right="1.5pt solid #008000" fo:border-top="1.5pt solid #008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8000" style:text-align-source="fix" style:repeat-content="false" fo:border-left="0.74pt solid #008000" fo:border-right="1.5pt solid #008000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8000" style:text-align-source="fix" style:repeat-content="false" fo:border-left="0.74pt solid #008000" fo:border-right="1.5pt solid #008000" fo:border-top="0.74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8000" style:text-align-source="fix" style:repeat-content="false" fo:border-left="0.74pt solid #008000" fo:border-right="1.5pt solid #008000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1" table:default-cell-style-name="ce5"/>
        <table:table-column table:style-name="co1" table:default-cell-style-name="ce12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2002-2003</text:p>
          </table:table-cell>
          <table:table-cell table:style-name="ce10" office:value-type="string" calcext:value-type="string">
            <text:p>2003-200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remier degré</text:p>
          </table:table-cell>
          <table:table-cell table:style-name="ce6" office:value-type="float" office:value="17980" calcext:value-type="float">
            <text:p>17980</text:p>
          </table:table-cell>
          <table:table-cell table:style-name="ce11" office:value-type="float" office:value="18610" calcext:value-type="float">
            <text:p>18610</text:p>
          </table:table-cell>
          <table:table-cell table:formula="of:=[.C2]-[.B2]" office:value-type="float" office:value="630" calcext:value-type="float">
            <text:p>630</text:p>
          </table:table-cell>
          <table:table-cell table:formula="of:=[.D2]/[.B2]" office:value-type="float" office:value="0.0350389321468298" calcext:value-type="float">
            <text:p>0,03503893214683</text:p>
          </table:table-cell>
        </table:table-row>
        <table:table-row table:style-name="ro1">
          <table:table-cell table:style-name="ce3" office:value-type="string" calcext:value-type="string">
            <text:p>Collège</text:p>
          </table:table-cell>
          <table:table-cell table:style-name="ce7" office:value-type="float" office:value="18150" calcext:value-type="float">
            <text:p>18150</text:p>
          </table:table-cell>
          <table:table-cell office:value-type="float" office:value="17990" calcext:value-type="float">
            <text:p>17990</text:p>
          </table:table-cell>
          <table:table-cell table:formula="of:=[.C3]-[.B3]" office:value-type="float" office:value="-160" calcext:value-type="float">
            <text:p>-160</text:p>
          </table:table-cell>
          <table:table-cell table:formula="of:=[.D3]/[.B3]" office:value-type="float" office:value="-0.00881542699724518" calcext:value-type="float">
            <text:p>-0,008815426997245</text:p>
          </table:table-cell>
        </table:table-row>
        <table:table-row table:style-name="ro1">
          <table:table-cell table:style-name="ce4" office:value-type="string" calcext:value-type="string">
            <text:p>Lycée</text:p>
          </table:table-cell>
          <table:table-cell table:style-name="ce8" office:value-type="float" office:value="2100" calcext:value-type="float">
            <text:p>2100</text:p>
          </table:table-cell>
          <table:table-cell office:value-type="float" office:value="2540" calcext:value-type="float">
            <text:p>2540</text:p>
          </table:table-cell>
          <table:table-cell table:formula="of:=[.C4]-[.B4]" office:value-type="float" office:value="440" calcext:value-type="float">
            <text:p>440</text:p>
          </table:table-cell>
          <table:table-cell table:formula="of:=[.D4]/[.B4]" office:value-type="float" office:value="0.20952380952381" calcext:value-type="float">
            <text:p>0,20952380952381</text:p>
          </table:table-cell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9" office:value-type="float" office:value="38230" calcext:value-type="float">
            <text:p>38230</text:p>
          </table:table-cell>
          <table:table-cell table:style-name="ce13" office:value-type="float" office:value="39140" calcext:value-type="float">
            <text:p>39140</text:p>
          </table:table-cell>
          <table:table-cell table:formula="of:=[.C5]-[.B5]" office:value-type="float" office:value="910" calcext:value-type="float">
            <text:p>910</text:p>
          </table:table-cell>
          <table:table-cell table:formula="of:=[.D5]/[.B5]" office:value-type="float" office:value="0.0238032958409626" calcext:value-type="float">
            <text:p>0,0238032958409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4:52:12.117000000</meta:creation-date>
    <dc:date>2018-05-23T14:54:29.604000000</dc:date>
    <meta:editing-duration>PT2M17S</meta:editing-duration>
    <meta:editing-cycles>1</meta:editing-cycles>
    <meta:document-statistic meta:table-count="1" meta:cell-count="22" meta:object-count="0"/>
    <meta:generator>LibreOffice/5.2.6.2$Windows_X86_64 LibreOffice_project/a3100ed2409ebf1c212f5048fbe377c281438fdc</meta:generator>
  </office:meta>
</office:document-meta>
</file>